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onaco" svg:font-family="Monaco, monacoregular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b025" officeooo:paragraph-rsid="0004b02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4b025" officeooo:paragraph-rsid="0004b02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63e5a" officeooo:paragraph-rsid="00063e5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a0761" officeooo:paragraph-rsid="000a076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03078" officeooo:paragraph-rsid="0010307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57c6a" officeooo:paragraph-rsid="00157c6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650e" officeooo:paragraph-rsid="0019650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e4a63" officeooo:paragraph-rsid="002e4a6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01ec1" officeooo:paragraph-rsid="00201ec1" style:font-size-asian="10.5pt" style:font-weight-asian="normal" style:font-size-complex="12pt" style:font-weight-complex="normal"/>
    </style:style>
    <style:style style:name="P10" style:family="paragraph" style:parent-style-name="Preformatted_20_Text">
      <style:text-properties fo:font-variant="normal" fo:text-transform="none" fo:color="#404040" style:font-name="Consolas" fo:font-size="9pt" fo:letter-spacing="normal" fo:font-style="normal" fo:font-weight="normal" officeooo:rsid="0019650e" officeooo:paragraph-rsid="0019650e" style:font-size-asian="10.5pt" style:font-weight-asian="normal" style:font-size-complex="12pt" style:font-weight-complex="normal"/>
    </style:style>
    <style:style style:name="P11" style:family="paragraph" style:parent-style-name="Preformatted_20_Text">
      <style:text-properties fo:font-variant="normal" fo:text-transform="none" fo:color="#404040" style:font-name="Consolas" fo:font-size="9pt" fo:letter-spacing="normal" fo:font-style="normal" fo:font-weight="normal" officeooo:rsid="00103078" officeooo:paragraph-rsid="00103078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fo:font-variant="normal" fo:text-transform="none" fo:color="#404040" style:font-name="Consolas" fo:font-size="9pt" fo:letter-spacing="normal" fo:font-style="normal" fo:font-weight="normal" officeooo:rsid="00201ec1" officeooo:paragraph-rsid="0027226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4ed0" style:font-name="Monaco" fo:font-size="9pt" fo:letter-spacing="normal" fo:font-style="normal" fo:font-weight="bold" officeooo:rsid="002e4a63" officeooo:paragraph-rsid="002e4a63" style:font-size-asian="10.5pt" style:font-weight-asian="normal" style:font-size-complex="12pt" style:font-weight-complex="normal"/>
    </style:style>
    <style:style style:name="T1" style:family="text">
      <style:text-properties officeooo:rsid="0009290e"/>
    </style:style>
    <style:style style:name="T2" style:family="text">
      <style:text-properties officeooo:rsid="0009b46f"/>
    </style:style>
    <style:style style:name="T3" style:family="text">
      <style:text-properties fo:font-variant="normal" fo:text-transform="none" fo:color="#002d7a" style:font-name="Monaco" fo:font-size="9pt" fo:letter-spacing="normal" fo:font-style="normal" fo:font-weight="bold"/>
    </style:style>
    <style:style style:name="T4" style:family="text">
      <style:text-properties fo:font-variant="normal" fo:text-transform="none" fo:color="#006fe0" style:font-name="Monaco" fo:font-size="9pt" fo:letter-spacing="normal" fo:font-style="normal" fo:font-weight="bold"/>
    </style:style>
    <style:style style:name="T5" style:family="text">
      <style:text-properties fo:font-variant="normal" fo:text-transform="none" fo:color="#004ed0" style:font-name="Monaco" fo:font-size="9pt" fo:letter-spacing="normal" fo:font-style="normal" fo:font-weight="bold"/>
    </style:style>
    <style:style style:name="T6" style:family="text">
      <style:text-properties fo:font-variant="normal" fo:text-transform="none" fo:color="#004ed0" style:font-name="Monaco" fo:font-size="9pt" fo:letter-spacing="normal" fo:font-style="normal" fo:font-weight="bold" officeooo:rsid="0013d928"/>
    </style:style>
    <style:style style:name="T7" style:family="text">
      <style:text-properties fo:font-weight="bold"/>
    </style:style>
    <style:style style:name="T8" style:family="text">
      <style:text-properties fo:color="#333333"/>
    </style:style>
    <style:style style:name="T9" style:family="text">
      <style:text-properties fo:color="#009999"/>
    </style:style>
    <style:style style:name="T10" style:family="text">
      <style:text-properties fo:color="#009999" officeooo:rsid="0019650e"/>
    </style:style>
    <style:style style:name="T11" style:family="text">
      <style:text-properties officeooo:rsid="001da195"/>
    </style:style>
    <style:style style:name="T12" style:family="text">
      <style:text-properties officeooo:rsid="00272261"/>
    </style:style>
    <style:style style:name="T13" style:family="text">
      <style:text-properties officeooo:rsid="002cfaa4"/>
    </style:style>
    <style:style style:name="T14" style:family="text">
      <style:text-properties officeooo:rsid="002f1a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32 CODES</text:p>
      <text:p text:style-name="P1"/>
      <text:p text:style-name="P2">sudo screen /dev/ttyUSB0 115200 : enter esp32 python shell</text:p>
      <text:p text:style-name="P2">kill -9 -1 <text:s text:c="40"/>: kill all tasks</text:p>
      <text:p text:style-name="P2">ls /dev/tty* <text:s text:c="36"/>: info of all com ports</text:p>
      <text:p text:style-name="P2"/>
      <text:p text:style-name="P2"/>
      <text:p text:style-name="P3">import machine</text:p>
      <text:p text:style-name="P3">i2c = machine.I2C(scl=machine.Pin(<text:span text:style-name="T1">5</text:span>),sda=machine.Pin(<text:span text:style-name="T1">4</text:span>),<text:span text:style-name="T2">freq=200000</text:span>)</text:p>
      <text:p text:style-name="P3"/>
      <text:p text:style-name="P4"/>
      <text:p text:style-name="P4">ampy --port /dev/ttyUSB0 <text:span text:style-name="T13">ls</text:span></text:p>
      <text:p text:style-name="P4">import os</text:p>
      <text:p text:style-name="P4">os.listdir()</text:p>
      <text:p text:style-name="P4">import &lt;file&gt;</text:p>
      <text:p text:style-name="P5">uos.remove('/&lt;file&gt;.py')</text:p>
      <text:p text:style-name="P13">os.listdir()</text:p>
      <text:p text:style-name="P5"><text:span text:style-name="T3">ampy</text:span><text:span text:style-name="T4"> --</text:span><text:span text:style-name="T3">port</text:span><text:span text:style-name="T4"> /</text:span><text:span text:style-name="T3">dev</text:span><text:span text:style-name="T4">/</text:span><text:span text:style-name="T5">ttyUSB0 put </text:span><text:span text:style-name="T3">blink</text:span><text:span text:style-name="T5">.py</text:span></text:p>
      <text:p text:style-name="P5"><text:span text:style-name="T3">ampy</text:span><text:span text:style-name="T4"> --</text:span><text:span text:style-name="T3">port</text:span><text:span text:style-name="T4"> /</text:span><text:span text:style-name="T3">dev</text:span><text:span text:style-name="T4">/</text:span><text:span text:style-name="T5">ttyUSB0 </text:span><text:span text:style-name="T6">rm</text:span><text:span text:style-name="T5"> </text:span><text:span text:style-name="T3">blink</text:span><text:span text:style-name="T5">.py</text:span></text:p>
      <text:p text:style-name="P6">ampy --port /dev/ttyUSB0 get boot.py</text:p>
      <text:p text:style-name="P6"/>
      <text:p text:style-name="P7">UART</text:p>
      <text:p text:style-name="P10"><text:span text:style-name="T8">uart</text:span><text:span text:style-name="T7">.</text:span><text:span text:style-name="T8">init</text:span>(<text:span text:style-name="T9">9600</text:span>, <text:span text:style-name="T8">bits</text:span><text:span text:style-name="T7">=</text:span><text:span text:style-name="T9">8</text:span>, <text:span text:style-name="T8">parity</text:span><text:span text:style-name="T7">=None</text:span>, <text:span text:style-name="T8">stop</text:span><text:span text:style-name="T7">=</text:span><text:span text:style-name="T9">1</text:span>) </text:p>
      <text:p text:style-name="P7"/>
      <text:p text:style-name="P11"><text:span text:style-name="T8">uart</text:span> <text:span text:style-name="T7">=</text:span> <text:span text:style-name="T8">UART</text:span>(<text:span text:style-name="T10">2</text:span>, <text:span text:style-name="T9">9600</text:span>) <text:span text:style-name="T11"># beware of id number</text:span></text:p>
      <text:p text:style-name="P11"/>
      <text:p text:style-name="P11"/>
      <text:p text:style-name="P12"><text:span text:style-name="T12">esptool.py --chip esp32 --port /dev/ttyUSB0 write_flash -z 0x1000 /home/sahil/Documents/Kritsnam/esp32-20180523-v1.9.4-84-g18e63584.bin </text:span><text:s/></text:p>
      <text:p text:style-name="P11"/>
      <text:p text:style-name="P11"/>
      <text:p text:style-name="P9">esptool.py --port /dev/ttyUSB<text:span text:style-name="T14">0</text:span> erase_flash</text:p>
      <text:p text:style-name="P9"/>
      <text:p text:style-name="P9"/>
      <text:p text:style-name="P9"/>
      <text:p text:style-name="P8"><text:s text:c="3"/>import network</text:p>
      <text:p text:style-name="P8"><text:s text:c="4"/>sta_if = network.WLAN(network.STA_IF)</text:p>
      <text:p text:style-name="P8"><text:s text:c="4"/>sta_if.active(True)</text:p>
      <text:p text:style-name="P8"><text:s text:c="6"/>if(sta_if.isconnected()==False):</text:p>
      <text:p text:style-name="P8"><text:s text:c="7"/>sta_if.connect("Kritsnam_3", "hydro123")</text:p>
      <text:p text:style-name="P8"><text:s text:c="7"/>else:</text:p>
      <text:p text:style-name="P8"><text:s text:c="7"/>sta_if.active(True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onaco" svg:font-family="Monaco, monacoregular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6:38:09.538629773</meta:creation-date>
    <dc:date>2018-06-25T14:58:12.723780348</dc:date>
    <meta:editing-duration>PT9H33M16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02" meta:character-count="970" meta:non-whitespace-character-count="785"/>
  </office:meta>
</office:document-meta>
</file>